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77c2a" officeooo:paragraph-rsid="00077c2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fc66b" officeooo:paragraph-rsid="000a91c6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fc66b" officeooo:paragraph-rsid="000ca039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e56bf" officeooo:paragraph-rsid="000a91c6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e56bf" officeooo:paragraph-rsid="000e56b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1a4a5" officeooo:paragraph-rsid="00171c5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8d4bf" officeooo:paragraph-rsid="001ad36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c1f11" officeooo:paragraph-rsid="001c1f11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e1c3f" officeooo:paragraph-rsid="001e1c3f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efc04" officeooo:paragraph-rsid="001efc0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ffab1" officeooo:paragraph-rsid="001ffab1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04307" officeooo:paragraph-rsid="0020430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e594" officeooo:paragraph-rsid="0020e594" style:font-weight-asian="normal" style:font-weight-complex="normal"/>
    </style:style>
    <style:style style:name="T1" style:family="text">
      <style:text-properties officeooo:rsid="0018cbdc"/>
    </style:style>
    <style:style style:name="T2" style:family="text">
      <style:text-properties officeooo:rsid="0015eb7b"/>
    </style:style>
    <style:style style:name="T3" style:family="text">
      <style:text-properties officeooo:rsid="0016ea61"/>
    </style:style>
    <style:style style:name="T4" style:family="text">
      <style:text-properties fo:font-weight="bold" officeooo:rsid="0016ea61" style:font-weight-asian="bold" style:font-weight-complex="bold"/>
    </style:style>
    <style:style style:name="T5" style:family="text">
      <style:text-properties officeooo:rsid="000a91c6"/>
    </style:style>
    <style:style style:name="T6" style:family="text">
      <style:text-properties officeooo:rsid="000b4d95"/>
    </style:style>
    <style:style style:name="T7" style:family="text">
      <style:text-properties officeooo:rsid="000ca039"/>
    </style:style>
    <style:style style:name="T8" style:family="text">
      <style:text-properties officeooo:rsid="0010220e"/>
    </style:style>
    <style:style style:name="T9" style:family="text">
      <style:text-properties officeooo:rsid="001ea911"/>
    </style:style>
    <style:style style:name="T10" style:family="text">
      <style:text-properties officeooo:rsid="00218026"/>
    </style:style>
    <style:style style:name="T11" style:family="text">
      <style:text-properties officeooo:rsid="00230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SB Installation</text:p>
      <text:p text:style-name="P2">Step 1 : Move to the following <text:span text:style-name="T5">OSB</text:span> folder path</text:p>
      <text:p text:style-name="P3"><text:tab/>cd /home/{your_user_name_folder}/<text:tab/>{soa_softwares}/<text:span text:style-name="T6">OSB</text:span>/<text:span text:style-name="T7">ofm_osb_generic_11.1.1.4.0_disk1_1of1</text:span>/Disk1</text:p>
      <text:p text:style-name="P2"/>
      <text:p text:style-name="P2">Step 2 : <text:span text:style-name="T2">Now execute the runInstaller file by giving JDK path of Weblogic server</text:span></text:p>
      <text:p text:style-name="P2"><text:tab/><text:span text:style-name="T2">(Path will be inside /home/{your_user_name_folder}/Oracle/Middleware/jdk160_21)</text:span></text:p>
      <text:p text:style-name="P2"><text:tab/><text:span text:style-name="T3">(</text:span><text:span text:style-name="T4">Note : Please Do not execute the runInstaller by root permission</text:span><text:span text:style-name="T3">)</text:span></text:p>
      <text:p text:style-name="P2"><text:tab/>./<text:span text:style-name="T1">runInstaller -jreLoc /home/{your_user_name_folder}/Oracle/Middleware/jdk160_21</text:span></text:p>
      <text:p text:style-name="P4"/>
      <text:p text:style-name="P5">Step 3 : <text:s/>Click Next</text:p>
      <text:p text:style-name="P5"/>
      <text:p text:style-name="P5">Step 4 : Select “Skip Software Updates” <text:span text:style-name="T8">Click Next</text:span></text:p>
      <text:p text:style-name="P5"/>
      <text:p text:style-name="P6">Step 5 : <text:span text:style-name="T10">Now Specify Path Of Oracle Middleware where weblogic server is installed so it might be /home/{your_user_name_folder}/Oracle/Middleware</text:span></text:p>
      <text:p text:style-name="P6"/>
      <text:p text:style-name="P7">Step 6 : <text:span text:style-name="T11">Oracle Home Directory : </text:span>Oracle_OSB1<text:span text:style-name="T11"> (Keep it as it is).</text:span></text:p>
      <text:p text:style-name="P7"/>
      <text:p text:style-name="P8">Step 7 : Click Next</text:p>
      <text:p text:style-name="P8"/>
      <text:p text:style-name="P9">Step 8 : Select Typical Option Click Next</text:p>
      <text:p text:style-name="P9"/>
      <text:p text:style-name="P10">Step 9 : <text:span text:style-name="T9">If Some Error Occures then click Continue and click NEXT</text:span></text:p>
      <text:p text:style-name="P10"/>
      <text:p text:style-name="P11">Step 10 : Click Next</text:p>
      <text:p text:style-name="P11"/>
      <text:p text:style-name="P12">Step 11 : Click Save</text:p>
      <text:p text:style-name="P12"/>
      <text:p text:style-name="P13">Step 12 : Click Next</text:p>
      <text:p text:style-name="P13"/>
      <text:p text:style-name="P13">Step 13 : Click Fini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26:21.577973065</meta:creation-date>
    <dc:date>2016-07-19T14:12:42.249062262</dc:date>
    <meta:editing-duration>PT1H45M41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1" meta:paragraph-count="18" meta:word-count="141" meta:character-count="953" meta:non-whitespace-character-count="825"/>
  </office:meta>
</office:document-meta>
</file>